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OpenSans" svg:font-family="Open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KacstArt" svg:font-family="KacstArt" style:font-pitch="variable"/>
    <style:font-face style:name="Manjari Thin" svg:font-family="'Manjari Thin'" style:font-pitch="variable"/>
    <style:font-face style:name="MathJax_WinChrome" svg:font-family="MathJax_WinChr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style:line-height-at-least="0.503cm"/>
      <style:text-properties fo:color="#000000" style:font-name="Droid Sans Mono" fo:font-size="10.5pt" fo:font-weight="normal" fo:background-color="#fffffe"/>
    </style:style>
    <style:style style:name="P2" style:family="paragraph" style:parent-style-name="Heading_20_2">
      <style:text-properties style:font-name="KacstArt" fo:font-size="10.5pt" style:font-size-asian="10.5pt" style:font-size-complex="10.5pt"/>
    </style:style>
    <style:style style:name="P3" style:family="paragraph" style:parent-style-name="Heading_20_2">
      <style:paragraph-properties style:line-height-at-least="0.503cm"/>
      <style:text-properties fo:color="#008000" style:font-name="KacstArt" fo:font-size="10.5pt" fo:font-weight="normal" fo:background-color="#fffffe" style:font-size-asian="10.5pt" style:font-size-complex="10.5pt"/>
    </style:style>
    <style:style style:name="P4" style:family="paragraph" style:parent-style-name="Heading_20_2">
      <style:paragraph-properties style:line-height-at-least="0.503cm"/>
      <style:text-properties fo:font-variant="normal" fo:text-transform="none" fo:color="#373a3c" style:font-name="KacstArt" fo:font-size="10.5pt" fo:letter-spacing="normal" fo:font-style="normal" fo:font-weight="bold" fo:background-color="#fffffe" style:font-size-asian="10.5pt" style:font-weight-asian="bold" style:font-size-complex="10.5pt" style:font-weight-complex="bold"/>
    </style:style>
    <style:style style:name="P5" style:family="paragraph" style:parent-style-name="Heading_20_3">
      <style:text-properties style:font-name="KacstArt" fo:font-size="10.5pt" style:font-size-asian="10.5pt" style:font-size-complex="10.5pt"/>
    </style:style>
    <style:style style:name="P6" style:family="paragraph" style:parent-style-name="Preformatted_20_Text">
      <style:paragraph-properties style:line-height-at-least="0.503cm"/>
      <style:text-properties fo:font-variant="normal" fo:text-transform="none" fo:color="#212121" style:font-name="KacstArt" fo:font-size="10.5pt" fo:letter-spacing="normal" fo:font-style="normal" fo:font-weight="normal" fo:background-color="#fffffe" style:font-size-asian="10.5pt" style:font-size-complex="10.5pt"/>
    </style:style>
    <style:style style:name="P7" style:family="paragraph" style:parent-style-name="Preformatted_20_Text">
      <style:paragraph-properties style:line-height-at-least="0.423cm" fo:orphans="2" fo:widows="2"/>
      <style:text-properties fo:font-variant="normal" fo:text-transform="none" fo:color="#212121" style:font-name="KacstArt" fo:font-size="10.5pt" fo:letter-spacing="normal" style:font-size-asian="10.5pt" style:font-size-complex="10.5pt"/>
    </style:style>
    <style:style style:name="P8" style:family="paragraph" style:parent-style-name="Preformatted_20_Text">
      <style:paragraph-properties fo:margin-top="0cm" fo:margin-bottom="0.499cm" loext:contextual-spacing="false" style:line-height-at-least="0.423cm" fo:orphans="2" fo:widows="2"/>
      <style:text-properties fo:font-variant="normal" fo:text-transform="none" fo:color="#212121" style:font-name="KacstArt" fo:font-size="10.5pt" fo:letter-spacing="normal" style:font-size-asian="10.5pt" style:font-size-complex="10.5pt"/>
    </style:style>
    <style:style style:name="P9" style:family="paragraph" style:parent-style-name="Preformatted_20_Text">
      <style:paragraph-properties fo:margin-top="0cm" fo:margin-bottom="0.499cm" loext:contextual-spacing="false" style:line-height-at-least="0.423cm" fo:orphans="2" fo:widows="2"/>
      <style:text-properties fo:font-variant="normal" fo:text-transform="none" fo:color="#212121" style:font-name="KacstArt" fo:font-size="10.5pt" fo:letter-spacing="normal" officeooo:rsid="000d5193" officeooo:paragraph-rsid="000d5193" style:font-size-asian="10.5pt" style:font-size-complex="10.5pt"/>
    </style:style>
    <style:style style:name="P10" style:family="paragraph" style:parent-style-name="Standard">
      <style:paragraph-properties style:line-height-at-least="0.503cm"/>
      <style:text-properties fo:color="#000000" style:font-name="Droid Sans Mono" fo:font-size="10.5pt" fo:font-weight="normal" fo:background-color="#fffffe"/>
    </style:style>
    <style:style style:name="P11" style:family="paragraph" style:parent-style-name="Standard">
      <style:paragraph-properties style:line-height-at-least="0.503cm"/>
      <style:text-properties fo:color="#000000" style:font-name="KacstArt" fo:font-size="10.5pt" fo:font-weight="normal" fo:background-color="#fffffe" style:font-size-asian="10.5pt" style:font-size-complex="10.5pt"/>
    </style:style>
    <style:style style:name="P12" style:family="paragraph" style:parent-style-name="Standard">
      <style:paragraph-properties style:line-height-at-least="0.503cm"/>
      <style:text-properties fo:color="#000000" style:font-name="Manjari Thin" fo:font-size="10.5pt" fo:font-weight="bold" fo:background-color="#fffffe" style:font-size-asian="10.5pt" style:font-weight-asian="bold" style:font-size-complex="10.5pt" style:font-weight-complex="bold"/>
    </style:style>
    <style:style style:name="P13" style:family="paragraph" style:parent-style-name="Standard">
      <style:text-properties style:font-name="KacstArt" fo:font-size="10.5pt" style:font-size-asian="10.5pt" style:font-size-complex="10.5pt"/>
    </style:style>
    <style:style style:name="P14" style:family="paragraph" style:parent-style-name="Standard">
      <style:paragraph-properties style:line-height-at-least="0.503cm"/>
      <style:text-properties style:font-name="KacstArt" fo:font-size="10.5pt" style:font-size-asian="10.5pt" style:font-size-complex="10.5pt"/>
    </style:style>
    <style:style style:name="P15" style:family="paragraph" style:parent-style-name="Standard">
      <style:paragraph-properties style:line-height-at-least="0.503cm"/>
      <style:text-properties fo:color="#008000" style:font-name="KacstArt" fo:font-size="10.5pt" fo:font-weight="normal" fo:background-color="#fffffe" style:font-size-asian="10.5pt" style:font-size-complex="10.5pt"/>
    </style:style>
    <style:style style:name="P16" style:family="paragraph" style:parent-style-name="Standard">
      <style:paragraph-properties style:line-height-at-least="0.503cm"/>
      <style:text-properties fo:color="#008000" style:font-name="KacstArt" fo:font-size="10.5pt" style:font-size-asian="10.5pt" style:font-size-complex="10.5pt"/>
    </style:style>
    <style:style style:name="P17" style:family="paragraph" style:parent-style-name="Standard">
      <style:paragraph-properties style:line-height-at-least="0.503cm"/>
      <style:text-properties fo:color="#0000ff" style:font-name="KacstArt" fo:font-size="10.5pt" fo:font-weight="normal" fo:background-color="#fffffe" style:font-size-asian="10.5pt" style:font-size-complex="10.5pt"/>
    </style:style>
    <style:style style:name="P18" style:family="paragraph" style:parent-style-name="Standard">
      <style:paragraph-properties style:line-height-at-least="0.503cm"/>
      <style:text-properties fo:color="#0000ff" style:font-name="KacstArt" fo:font-size="10.5pt" fo:font-weight="normal" officeooo:paragraph-rsid="0015cdf0" fo:background-color="#fffffe" style:font-size-asian="10.5pt" style:font-size-complex="10.5pt"/>
    </style:style>
    <style:style style:name="P19" style:family="paragraph" style:parent-style-name="Standard">
      <style:paragraph-properties style:line-height-at-least="0.503cm"/>
      <style:text-properties fo:font-variant="normal" fo:text-transform="none" fo:color="#373a3c" style:font-name="KacstArt" fo:font-size="10.5pt" fo:letter-spacing="normal" fo:font-style="normal" fo:font-weight="normal" fo:background-color="#fffffe" style:font-size-asian="10.5pt" style:font-size-complex="10.5pt"/>
    </style:style>
    <style:style style:name="P20" style:family="paragraph" style:parent-style-name="Standard">
      <style:paragraph-properties style:line-height-at-least="0.503cm"/>
      <style:text-properties fo:font-variant="normal" fo:text-transform="none" fo:color="#000000" style:font-name="KacstArt" fo:font-size="10.5pt" fo:letter-spacing="normal" fo:font-style="normal" fo:font-weight="normal" fo:background-color="#fffffe" style:font-size-asian="10.5pt" style:font-size-complex="10.5pt"/>
    </style:style>
    <style:style style:name="P21" style:family="paragraph" style:parent-style-name="Standard">
      <style:paragraph-properties fo:margin-top="0cm" fo:margin-bottom="0.499cm" loext:contextual-spacing="false"/>
      <style:text-properties style:font-name="KacstArt" fo:font-size="10.5pt" style:font-size-asian="10.5pt" style:font-size-complex="10.5pt"/>
    </style:style>
    <style:style style:name="P22" style:family="paragraph" style:parent-style-name="Standard">
      <style:paragraph-properties fo:margin-top="0cm" fo:margin-bottom="0.499cm" loext:contextual-spacing="false" style:line-height-at-least="0.423cm" fo:orphans="2" fo:widows="2"/>
      <style:text-properties fo:font-variant="normal" fo:text-transform="none" fo:color="#000000" style:font-name="KacstArt" fo:font-size="10.5pt" fo:letter-spacing="normal" fo:font-weight="normal" officeooo:rsid="000d5193" officeooo:paragraph-rsid="000d5193" fo:background-color="#fffffe" style:font-size-asian="10.5pt" style:font-size-complex="10.5pt"/>
    </style:style>
    <style:style style:name="P23" style:family="paragraph" style:parent-style-name="Standard">
      <style:paragraph-properties fo:margin-top="0cm" fo:margin-bottom="0.499cm" loext:contextual-spacing="false" style:line-height-at-least="0.423cm" fo:orphans="2" fo:widows="2"/>
      <style:text-properties fo:font-variant="normal" fo:text-transform="none" fo:color="#212121" style:font-name="KacstArt" fo:font-size="10.5pt" fo:letter-spacing="normal" officeooo:rsid="000d5193" officeooo:paragraph-rsid="000d5193" style:font-size-asian="10.5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1f1f1f" style:font-name="KacstArt" fo:font-size="10.5pt" fo:letter-spacing="normal" fo:font-style="normal" fo:font-weight="normal" officeooo:rsid="00111216" officeooo:paragraph-rsid="00111216" style:font-size-asian="10.5pt" style:font-size-complex="10.5pt"/>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KacstArt" fo:font-size="10.5pt" fo:letter-spacing="normal" fo:font-style="normal" fo:font-weight="normal" style:font-size-asian="10.5pt" style:font-size-complex="10.5pt"/>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Manjari Thin" fo:font-size="10.5pt" fo:letter-spacing="normal" fo:font-style="normal" fo:font-weight="bold" style:font-size-asian="10.5pt" style:font-weight-asian="bold" style:font-size-complex="10.5pt" style:font-weight-complex="bold"/>
    </style:style>
    <style:style style:name="P27" style:family="paragraph" style:parent-style-name="Text_20_body">
      <style:paragraph-properties fo:margin-left="0cm" fo:margin-right="0cm" fo:orphans="2" fo:widows="2" fo:text-indent="0cm" style:auto-text-indent="false"/>
    </style:style>
    <style:style style:name="P28" style:family="paragraph" style:parent-style-name="Text_20_body">
      <style:paragraph-properties fo:margin-left="0cm" fo:margin-right="0cm" fo:orphans="2" fo:widows="2" fo:text-indent="0cm" style:auto-text-indent="false"/>
      <style:text-properties style:font-name="KacstArt" fo:font-size="10.5pt" style:font-size-asian="10.5pt" style:font-size-complex="10.5pt"/>
    </style:style>
    <style:style style:name="P29" style:family="paragraph" style:parent-style-name="Text_20_body">
      <style:paragraph-properties fo:margin-left="0cm" fo:margin-right="0cm" fo:orphans="2" fo:widows="2" fo:text-indent="0cm" style:auto-text-indent="false"/>
      <style:text-properties style:font-name="Manjari Thin" fo:font-size="10.5pt" fo:font-weight="bold" style:font-size-asian="10.5pt" style:font-weight-asian="bold" style:font-size-complex="10.5pt" style:font-weight-complex="bold"/>
    </style:style>
    <style:style style:name="P30" style:family="paragraph" style:parent-style-name="Text_20_body">
      <style:paragraph-properties style:line-height-at-least="0.503cm"/>
      <style:text-properties fo:font-variant="normal" fo:text-transform="none" fo:color="#000000" style:font-name="KacstArt" fo:font-size="10.5pt" fo:letter-spacing="normal" fo:font-style="normal" fo:font-weight="normal" fo:background-color="#fffffe" style:font-size-asian="10.5pt" style:font-size-complex="10.5pt"/>
    </style:style>
    <style:style style:name="P31" style:family="paragraph" style:parent-style-name="Text_20_body">
      <style:text-properties style:font-name="KacstArt" fo:font-size="10.5pt" style:font-size-asian="10.5pt" style:font-size-complex="10.5pt"/>
    </style:style>
    <style:style style:name="P32" style:family="paragraph" style:parent-style-name="Text_20_body">
      <style:paragraph-properties fo:margin-top="0cm" fo:margin-bottom="0cm" loext:contextual-spacing="false"/>
      <style:text-properties style:font-name="KacstArt" fo:font-size="10.5pt" style:font-size-asian="10.5pt" style:font-size-complex="10.5pt"/>
    </style:style>
    <style:style style:name="P33" style:family="paragraph" style:parent-style-name="Text_20_body" style:list-style-name="L1">
      <style:paragraph-properties fo:margin-top="0cm" fo:margin-bottom="0.238cm" loext:contextual-spacing="false" fo:orphans="2" fo:widows="2"/>
      <style:text-properties fo:font-variant="normal" fo:text-transform="none" fo:color="#000000" style:font-name="KacstArt" fo:font-size="10.5pt" fo:letter-spacing="normal" fo:font-style="normal" fo:font-weight="normal" style:font-size-asian="10.5pt" style:font-size-complex="10.5pt"/>
    </style:style>
    <style:style style:name="T1" style:family="text">
      <style:text-properties fo:color="#098658"/>
    </style:style>
    <style:style style:name="T2" style:family="text">
      <style:text-properties fo:color="#0000ff"/>
    </style:style>
    <style:style style:name="T3" style:family="text">
      <style:text-properties fo:color="#a31515"/>
    </style:style>
    <style:style style:name="T4" style:family="text">
      <style:text-properties fo:color="#008000"/>
    </style:style>
    <style:style style:name="T5" style:family="text">
      <style:text-properties fo:color="#008000" fo:font-weight="normal" fo:background-color="#fffffe" loext:char-shading-value="0"/>
    </style:style>
    <style:style style:name="T6" style:family="text">
      <style:text-properties fo:font-weight="bold"/>
    </style:style>
    <style:style style:name="T7" style:family="text">
      <style:text-properties fo:font-size="9.75pt" fo:font-style="italic" fo:font-weight="normal"/>
    </style:style>
    <style:style style:name="T8" style:family="text">
      <style:text-properties fo:font-size="9.75pt" fo:font-style="normal" fo:font-weight="normal"/>
    </style:style>
    <style:style style:name="T9" style:family="text">
      <style:text-properties fo:font-size="9.75pt" fo:font-style="normal" fo:font-weight="bold"/>
    </style:style>
    <style:style style:name="T10" style:family="text">
      <style:text-properties fo:font-weight="normal" fo:background-color="#fffffe" loext:char-shading-value="0"/>
    </style:style>
    <style:style style:name="T11" style:family="text">
      <style:text-properties fo:font-style="normal" fo:font-weight="normal"/>
    </style:style>
    <style:style style:name="T12" style:family="text">
      <style:text-properties fo:font-style="normal" fo:font-weight="bold"/>
    </style:style>
    <style:style style:name="T13" style:family="text">
      <style:text-properties style:font-name="Helvetica Neue" fo:letter-spacing="normal" fo:font-style="italic"/>
    </style:style>
    <style:style style:name="T14" style:family="text">
      <style:text-properties fo:font-variant="normal" fo:text-transform="none" fo:color="#000000" style:font-name="Helvetica Neue" fo:font-size="10.5pt" fo:letter-spacing="normal" fo:font-style="normal" fo:font-weight="normal"/>
    </style:style>
    <style:style style:name="T15" style:family="text">
      <style:text-properties fo:font-variant="normal" fo:text-transform="none" fo:color="#000000" style:font-name="Helvetica Neue" fo:font-size="10.5pt" fo:letter-spacing="normal" fo:font-style="normal" fo:font-weight="normal" fo:background-color="#fffffe" loext:char-shading-value="0"/>
    </style:style>
    <style:style style:name="T16" style:family="text">
      <style:text-properties fo:font-variant="normal" fo:text-transform="none" fo:color="#000000" style:font-name="Helvetica Neue" fo:font-size="10.5pt" fo:letter-spacing="normal" fo:font-style="italic" fo:font-weight="normal" fo:background-color="#fffffe" loext:char-shading-value="0"/>
    </style:style>
    <style:style style:name="T17" style:family="text">
      <style:text-properties fo:font-variant="normal" fo:text-transform="none" fo:color="#000000" fo:font-size="10.5pt" fo:letter-spacing="normal" fo:font-style="normal" fo:font-weight="normal"/>
    </style:style>
    <style:style style:name="T18" style:family="text">
      <style:text-properties fo:font-variant="normal" fo:text-transform="none" fo:color="#000000" fo:font-size="10.5pt" fo:letter-spacing="normal" fo:font-style="normal" fo:font-weight="normal" fo:background-color="#fffffe" loext:char-shading-value="0"/>
    </style:style>
    <style:style style:name="T19" style:family="text">
      <style:text-properties fo:font-variant="normal" fo:text-transform="none" fo:color="#000000" fo:font-size="10.5pt" fo:letter-spacing="normal" fo:font-style="italic" fo:font-weight="normal" fo:background-color="#fffffe" loext:char-shading-value="0"/>
    </style:style>
    <style:style style:name="T20" style:family="text">
      <style:text-properties fo:font-variant="normal" fo:text-transform="none" fo:color="#000000" style:font-name="KacstArt" fo:font-size="10.5pt" fo:letter-spacing="normal" fo:font-style="normal" fo:font-weight="normal" fo:background-color="#fffffe" loext:char-shading-value="0"/>
    </style:style>
    <style:style style:name="T21" style:family="text">
      <style:text-properties fo:font-variant="normal" fo:text-transform="none" fo:color="#000000" style:font-name="KacstArt" fo:font-size="10.5pt" fo:letter-spacing="normal" fo:font-style="normal" fo:font-weight="normal" fo:background-color="#fffffe" loext:char-shading-value="0" style:font-size-asian="10.5pt" style:font-size-complex="10.5pt"/>
    </style:style>
    <style:style style:name="T22" style:family="text">
      <style:text-properties fo:font-variant="normal" fo:text-transform="none" fo:color="#000000" style:font-name="KacstArt" fo:font-size="10.5pt" fo:letter-spacing="normal" fo:font-style="italic" fo:font-weight="normal" fo:background-color="#fffffe" loext:char-shading-value="0"/>
    </style:style>
    <style:style style:name="T23" style:family="text">
      <style:text-properties fo:font-variant="normal" fo:text-transform="none" fo:color="#000000" style:font-name="KacstArt" fo:font-size="10.5pt" fo:letter-spacing="normal" fo:font-style="italic" fo:font-weight="normal" fo:background-color="#fffffe" loext:char-shading-value="0" style:font-size-asian="10.5pt" style:font-size-complex="10.5pt"/>
    </style:style>
    <style:style style:name="T24" style:family="text">
      <style:text-properties fo:font-variant="normal" fo:text-transform="none" fo:color="#000000" style:font-name="KacstArt" fo:letter-spacing="normal" fo:font-style="normal" fo:font-weight="normal" fo:background-color="#fffffe" loext:char-shading-value="0"/>
    </style:style>
    <style:style style:name="T25" style:family="text">
      <style:text-properties fo:font-variant="normal" fo:text-transform="none" fo:color="#000000" style:font-name="KacstArt" fo:letter-spacing="normal" fo:font-style="italic" fo:font-weight="normal" fo:background-color="#fffffe" loext:char-shading-value="0"/>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fo:background-color="#fffffe" loext:char-shading-value="0"/>
    </style:style>
    <style:style style:name="T28" style:family="text">
      <style:text-properties fo:font-variant="normal" fo:text-transform="none" fo:color="#000000" fo:letter-spacing="normal" fo:font-style="normal" fo:background-color="#fffffe" loext:char-shading-value="0"/>
    </style:style>
    <style:style style:name="T29" style:family="text">
      <style:text-properties fo:font-variant="normal" fo:text-transform="none" fo:color="#337ab7" style:text-line-through-style="none" style:text-line-through-type="none" style:font-name="Helvetica Neue" fo:font-size="18.75pt" fo:letter-spacing="normal" fo:font-style="normal" style:text-underline-style="none" style:text-blinking="false" fo:background-color="transparent" loext:char-shading-value="0" loext:padding="0cm" loext:border="none"/>
    </style:style>
    <style:style style:name="T30" style:family="text">
      <style:text-properties fo:font-variant="normal" fo:text-transform="none" fo:color="#337ab7" style:text-line-through-style="none" style:text-line-through-type="none" fo:font-size="18.75pt" fo:letter-spacing="normal" fo:font-style="normal" style:text-underline-style="none" style:text-blinking="false" fo:background-color="transparent" loext:char-shading-value="0" loext:padding="0cm" loext:border="none"/>
    </style:style>
    <style:style style:name="T31" style:family="text">
      <style:text-properties fo:font-variant="normal" fo:text-transform="none" fo:color="#337ab7" style:text-line-through-style="none" style:text-line-through-type="none" style:font-name="KacstArt" fo:font-size="18.75pt" fo:letter-spacing="normal" fo:font-style="normal" style:text-underline-style="none" style:text-blinking="false" fo:background-color="transparent" loext:char-shading-value="0" loext:padding="0cm" loext:border="none"/>
    </style:style>
    <style:style style:name="T32" style:family="text">
      <style:text-properties fo:font-variant="normal" fo:text-transform="none" fo:color="#337ab7" style:text-line-through-style="none" style:text-line-through-type="none" style:font-name="KacstArt" fo:letter-spacing="normal" fo:font-style="normal" style:text-underline-style="none" style:text-blinking="false" fo:background-color="transparent" loext:char-shading-value="0" loext:padding="0cm" loext:border="none"/>
    </style:style>
    <style:style style:name="T33" style:family="text">
      <style:text-properties fo:font-variant="normal" fo:text-transform="none" fo:color="#337ab7" style:text-line-through-style="none" style:text-line-through-type="none" style:font-name="KacstArt" fo:letter-spacing="normal" fo:font-style="normal" style:text-underline-style="none" style:text-blinking="false" fo:background-color="transparent" loext:char-shading-value="0" style:font-size-asian="10.5pt" style:font-size-complex="10.5pt" loext:padding="0cm" loext:border="none"/>
    </style:style>
    <style:style style:name="T34" style:family="text">
      <style:text-properties fo:font-variant="normal" fo:text-transform="none" fo:color="#337ab7" style:text-line-through-style="none" style:text-line-through-type="none" style:font-name="KacstArt" fo:letter-spacing="normal" fo:font-style="normal" style:text-underline-style="none" fo:font-weight="bold" style:text-blinking="false" fo:background-color="transparent" loext:char-shading-value="0" style:font-size-asian="10.5pt" style:font-weight-asian="bold" style:font-size-complex="10.5pt" style:font-weight-complex="bold" loext:padding="0cm" loext:border="none"/>
    </style:style>
    <style:style style:name="T35" style:family="text">
      <style:text-properties fo:font-variant="normal" fo:text-transform="none" fo:color="#337ab7" style:text-line-through-style="none" style:text-line-through-type="none" style:font-name="KacstArt" fo:letter-spacing="normal" fo:font-style="normal" fo:font-weight="bold" style:text-blinking="false" fo:background-color="transparent" loext:char-shading-value="0" style:font-size-asian="10.5pt" style:font-weight-asian="bold" style:font-size-complex="10.5pt" style:font-weight-complex="bold" loext:padding="0cm" loext:border="none"/>
    </style:style>
    <style:style style:name="T36" style:family="text">
      <style:text-properties fo:font-variant="normal" fo:text-transform="none" fo:color="#337ab7" style:text-line-through-style="none" style:text-line-through-type="none" style:font-name="KacstArt" fo:letter-spacing="normal" fo:font-style="normal" style:text-underline-style="solid" style:text-underline-width="auto" style:text-underline-color="font-color" fo:font-weight="bold" style:text-blinking="false" fo:background-color="transparent" loext:char-shading-value="0" style:font-size-asian="10.5pt" style:font-weight-asian="bold" style:font-size-complex="10.5pt" style:font-weight-complex="bold" loext:padding="0cm" loext:border="none"/>
    </style:style>
    <style:style style:name="T37" style:family="text">
      <style:text-properties fo:font-variant="normal" fo:text-transform="none" style:font-name="Helvetica Neue" fo:font-size="18.75pt" fo:letter-spacing="normal" fo:font-style="normal"/>
    </style:style>
    <style:style style:name="T38" style:family="text">
      <style:text-properties fo:font-variant="normal" fo:text-transform="none" style:font-name="Helvetica Neue" fo:letter-spacing="normal" fo:font-style="normal"/>
    </style:style>
    <style:style style:name="T39" style:family="text">
      <style:text-properties fo:font-variant="normal" fo:text-transform="none" style:font-name="Helvetica Neue" fo:letter-spacing="normal" fo:font-style="italic"/>
    </style:style>
    <style:style style:name="T40" style:family="text">
      <style:text-properties fo:font-variant="normal" fo:text-transform="none" fo:font-size="18.75pt" fo:letter-spacing="normal" fo:font-style="normal"/>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italic"/>
    </style:style>
    <style:style style:name="T43" style:family="text">
      <style:text-properties fo:font-variant="normal" fo:text-transform="none" style:font-name="KacstArt" fo:font-size="18.75pt" fo:letter-spacing="normal" fo:font-style="normal"/>
    </style:style>
    <style:style style:name="T44" style:family="text">
      <style:text-properties fo:font-variant="normal" fo:text-transform="none" style:font-name="KacstArt" fo:letter-spacing="normal" fo:font-style="normal"/>
    </style:style>
    <style:style style:name="T45" style:family="text">
      <style:text-properties fo:font-variant="normal" fo:text-transform="none" style:font-name="KacstArt" fo:letter-spacing="normal" fo:font-style="normal" style:font-size-asian="10.5pt" style:font-size-complex="10.5pt"/>
    </style:style>
    <style:style style:name="T46" style:family="text">
      <style:text-properties fo:font-variant="normal" fo:text-transform="none" style:font-name="KacstArt" fo:letter-spacing="normal" fo:font-style="normal" fo:font-weight="bold" style:font-size-asian="10.5pt" style:font-weight-asian="bold" style:font-size-complex="10.5pt" style:font-weight-complex="bold"/>
    </style:style>
    <style:style style:name="T47" style:family="text">
      <style:text-properties fo:font-variant="normal" fo:text-transform="none" style:font-name="KacstAr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8" style:family="text">
      <style:text-properties fo:font-variant="normal" fo:text-transform="none" style:font-name="KacstArt" fo:letter-spacing="normal" fo:font-style="italic"/>
    </style:style>
    <style:style style:name="T49" style:family="text">
      <style:text-properties fo:font-variant="normal" fo:text-transform="none" style:font-name="KacstArt" fo:letter-spacing="normal" fo:font-style="italic" style:font-size-asian="10.5pt" style:font-size-complex="10.5pt"/>
    </style:style>
    <style:style style:name="T50" style:family="text">
      <style:text-properties fo:letter-spacing="normal" fo:font-style="italic"/>
    </style:style>
    <style:style style:name="T51" style:family="text">
      <style:text-properties fo:font-style="italic" fo:font-weight="normal"/>
    </style:style>
    <style:style style:name="T52" style:family="text">
      <style:text-properties fo:background-color="#fffffe" loext:char-shading-value="0"/>
    </style:style>
    <style:style style:name="T53" style:family="text">
      <style:text-properties style:font-name="KacstArt"/>
    </style:style>
    <style:style style:name="T54" style:family="text">
      <style:text-properties style:font-name="KacstArt" fo:letter-spacing="normal" fo:font-style="italic"/>
    </style:style>
    <style:style style:name="T55" style:family="text">
      <style:text-properties style:font-name="KacstArt" fo:letter-spacing="normal" fo:font-style="italic" style:font-size-asian="10.5pt" style:font-size-complex="10.5pt"/>
    </style:style>
    <style:style style:name="T56" style:family="text">
      <style:text-properties style:font-name="KacstArt" fo:font-size="10.5pt" style:font-size-asian="10.5pt" style:font-size-complex="10.5pt"/>
    </style:style>
    <style:style style:name="T57" style:family="text">
      <style:text-properties style:font-name="KacstArt" style:font-size-asian="10.5pt" style:font-size-complex="10.5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odule 3 Graded Assessment</text:h>
      <text:p text:style-name="P31">Question 1</text:p>
      <text:p text:style-name="P31">Fill in the blanks of this code to print out the numbers 1 through 7.</text:p>
      <text:p text:style-name="P11">number = <text:span text:style-name="T1">1</text:span></text:p>
      <text:p text:style-name="P11"><text:span text:style-name="T2">while</text:span> number &lt;= <text:span text:style-name="T1">7</text:span>:</text:p>
      <text:p text:style-name="P11"><text:span text:style-name="T2">print</text:span>(number, end=<text:span text:style-name="T3">" "</text:span>)</text:p>
      <text:p text:style-name="P11">number+= <text:span text:style-name="T1">1</text:span></text:p>
      <text:p text:style-name="P13"/>
      <text:p text:style-name="P13"/>
      <text:p text:style-name="P31">Question 2</text:p>
      <text:p text:style-name="P31">The show_letters function should print out each letter of a word on a separate line. Fill in the blanks to make that happen.</text:p>
      <text:p text:style-name="P31"/>
      <text:p text:style-name="P11"><text:span text:style-name="T2">def</text:span> show_letters(word):</text:p>
      <text:p text:style-name="P11"><text:span text:style-name="T2">for</text:span> letter <text:span text:style-name="T2">in</text:span> word:</text:p>
      <text:p text:style-name="P11"><text:span text:style-name="T2">print</text:span>(letter)</text:p>
      <text:p text:style-name="P14"/>
      <text:p text:style-name="P11">show_letters(<text:span text:style-name="T3">"Hello"</text:span>)</text:p>
      <text:p text:style-name="P15"># Should print one line per letter</text:p>
      <text:p text:style-name="P31"/>
      <text:p text:style-name="P21"><text:line-break/>Question 3</text:p>
      <text:p text:style-name="Text_20_body"><text:span text:style-name="T56">Complete the function digits(n) that returns how many digits the number has. For example: 25 has 2 digits and 144 has 3 digits. </text:span><text:span text:style-name="Strong_20_Emphasis"><text:span text:style-name="T56">Tip:</text:span></text:span><text:span text:style-name="T56"> you can figure out the digits of a number by dividing it by 10 once per digit until there are no digits left.</text:span></text:p>
      <text:p text:style-name="P31"/>
      <text:p text:style-name="P11"><text:span text:style-name="T2">import</text:span> math</text:p>
      <text:p text:style-name="P11"><text:span text:style-name="T2">def</text:span> digits(n):</text:p>
      <text:p text:style-name="P11">count = <text:span text:style-name="T1">0</text:span></text:p>
      <text:p text:style-name="P11"><text:span text:style-name="T2">if</text:span> n == <text:span text:style-name="T1">0</text:span>:</text:p>
      <text:p text:style-name="P11"><text:span text:style-name="T2">return</text:span> <text:span text:style-name="T1">1</text:span></text:p>
      <text:p text:style-name="P11"><text:span text:style-name="T2">while</text:span> (n &gt;<text:span text:style-name="T1">0</text:span>):</text:p>
      <text:p text:style-name="P11">count += <text:span text:style-name="T1">1</text:span></text:p>
      <text:p text:style-name="P11">n = math.floor(n/<text:span text:style-name="T1">10</text:span>)</text:p>
      <text:p text:style-name="P11"><text:span text:style-name="T2">return</text:span> count</text:p>
      <text:p text:style-name="P11"><text:span text:style-name="T2">print</text:span>(digits(<text:span text:style-name="T1">25</text:span>)) <text:span text:style-name="T4"># Should print 2</text:span></text:p>
      <text:p text:style-name="P11"><text:span text:style-name="T2">print</text:span>(digits(<text:span text:style-name="T1">144</text:span>)) <text:span text:style-name="T4"># Should print 3</text:span></text:p>
      <text:p text:style-name="P11"><text:span text:style-name="T2">print</text:span>(digits(<text:span text:style-name="T1">1000</text:span>)) <text:span text:style-name="T4"># Should print 4</text:span></text:p>
      <text:p text:style-name="P11"><text:span text:style-name="T2">print</text:span>(digits(<text:span text:style-name="T1">0</text:span>)) <text:span text:style-name="T4"># Should print 1</text:span></text:p>
      <text:p text:style-name="P31"/>
      <text:p text:style-name="P31"/>
      <text:h text:style-name="P5" text:outline-level="3"/>
      <text:p text:style-name="P31"/>
      <text:p text:style-name="P31"/>
      <text:p text:style-name="P31"/>
      <text:p text:style-name="P31"/>
      <text:p text:style-name="P31"><text:soft-page-break/>Question 4</text:p>
      <text:p text:style-name="P31">This function prints out a multiplication table (where each number is the result of multiplying the first number of its row by the number at the top of its column). Fill in the blanks so that calling multiplication_table(1, 3) will print out:</text:p>
      <text:p text:style-name="P31">1 2 3 </text:p>
      <text:p text:style-name="P31">2 4 6 </text:p>
      <text:p text:style-name="P31">3 6 9</text:p>
      <text:p text:style-name="P31"/>
      <text:p text:style-name="P11"><text:span text:style-name="T2">def</text:span> multiplication_table(start, stop):</text:p>
      <text:p text:style-name="P11"><text:span text:style-name="T2">for</text:span> x <text:span text:style-name="T2">in</text:span> <text:span text:style-name="T2">range</text:span> (start, stop+<text:span text:style-name="T1">1</text:span>):</text:p>
      <text:p text:style-name="P11"><text:span text:style-name="T2">for</text:span> y <text:span text:style-name="T2">in</text:span> <text:span text:style-name="T2">range</text:span> (start, stop+<text:span text:style-name="T1">1</text:span>):</text:p>
      <text:p text:style-name="P11"><text:span text:style-name="T2">print</text:span>(<text:span text:style-name="T2">str</text:span>(x*y), end=<text:span text:style-name="T3">" "</text:span>)</text:p>
      <text:p text:style-name="P11"><text:span text:style-name="T2">print</text:span>()</text:p>
      <text:p text:style-name="P14"/>
      <text:p text:style-name="P11">multiplication_table(<text:span text:style-name="T1">1</text:span>,<text:span text:style-name="T1">3</text:span>)</text:p>
      <text:p text:style-name="P15"># Should print the multiplication table shown above</text:p>
      <text:p text:style-name="P21"/>
      <text:p text:style-name="P21">Question 5</text:p>
      <text:p text:style-name="P31">The counter function counts down from start to stop when start is bigger than stop, and counts up from start to stop otherwise. Fill in the blanks to make this work correctly.</text:p>
      <text:p text:style-name="P11"><text:span text:style-name="T2">def</text:span> counter(start, stop):</text:p>
      <text:p text:style-name="P11">x = start</text:p>
      <text:p text:style-name="P11"><text:span text:style-name="T2">if</text:span> start &gt; stop:</text:p>
      <text:p text:style-name="P11">return_string = <text:span text:style-name="T3">"Counting down: "</text:span></text:p>
      <text:p text:style-name="P11"><text:span text:style-name="T2">while</text:span> x &gt;= stop:</text:p>
      <text:p text:style-name="P11">return_string += <text:span text:style-name="T2">str</text:span>(x)</text:p>
      <text:p text:style-name="P11"><text:span text:style-name="T2">if</text:span> x != stop:</text:p>
      <text:p text:style-name="P11">return_string += <text:span text:style-name="T3">","</text:span></text:p>
      <text:p text:style-name="P11">x-= <text:span text:style-name="T1">1</text:span></text:p>
      <text:p text:style-name="P11"><text:span text:style-name="T2">else</text:span>:</text:p>
      <text:p text:style-name="P11">return_string = <text:span text:style-name="T3">"Counting up: "</text:span></text:p>
      <text:p text:style-name="P11"><text:span text:style-name="T2">while</text:span> x &lt;= stop:</text:p>
      <text:p text:style-name="P11">return_string += <text:span text:style-name="T2">str</text:span>(x)</text:p>
      <text:p text:style-name="P11"><text:span text:style-name="T2">if</text:span> x != stop:</text:p>
      <text:p text:style-name="P11">return_string += <text:span text:style-name="T3">","</text:span></text:p>
      <text:p text:style-name="P11">x += <text:span text:style-name="T1">1</text:span></text:p>
      <text:p text:style-name="P11"><text:span text:style-name="T2">return</text:span> return_string</text:p>
      <text:p text:style-name="P14"/>
      <text:p text:style-name="P11"><text:span text:style-name="T2">print</text:span>(counter(<text:span text:style-name="T1">1</text:span>, <text:span text:style-name="T1">10</text:span>)) <text:span text:style-name="T4"># Should be "Counting up: 1,2,3,4,5,6,7,8,9,10"</text:span></text:p>
      <text:p text:style-name="P11"><text:span text:style-name="T2">print</text:span>(counter(<text:span text:style-name="T1">2</text:span>, <text:span text:style-name="T1">1</text:span>)) <text:span text:style-name="T4"># Should be "Counting down: 2,1"</text:span></text:p>
      <text:p text:style-name="P11"><text:span text:style-name="T2">print</text:span>(counter(<text:span text:style-name="T1">5</text:span>, <text:span text:style-name="T1">5</text:span>)) <text:span text:style-name="T4"># Should be "Counting up: 5"</text:span></text:p>
      <text:p text:style-name="P31"/>
      <text:p text:style-name="P18"><text:line-break/></text:p>
      <text:p text:style-name="P18"/>
      <text:p text:style-name="P18"/>
      <text:p text:style-name="P18"/>
      <text:p text:style-name="P18"/>
      <text:p text:style-name="P18"/>
      <text:p text:style-name="P18"><text:soft-page-break/>Question 6</text:p>
      <text:p text:style-name="P31">The even_numbers function returns a space-separated string of all positive numbers that are divisible by 2, up to and including the maximum that's passed into the function. For example, even_numbers(6) returns “2 4 6”. Fill in the blank to make this work.</text:p>
      <text:p text:style-name="P17"/>
      <text:p text:style-name="P11"><text:span text:style-name="T2">def</text:span> even_numbers(maximum):</text:p>
      <text:p text:style-name="P11">return_string = <text:span text:style-name="T3">""</text:span></text:p>
      <text:p text:style-name="P11"><text:span text:style-name="T2">for</text:span> x <text:span text:style-name="T2">in</text:span> <text:span text:style-name="T2">range</text:span> (<text:span text:style-name="T1">0</text:span>, maximum+<text:span text:style-name="T1">1</text:span>, <text:span text:style-name="T1">2</text:span>):</text:p>
      <text:p text:style-name="P11">return_string += <text:span text:style-name="T2">str</text:span>(x) + <text:span text:style-name="T3">" "</text:span></text:p>
      <text:p text:style-name="P11"><text:span text:style-name="T2">return</text:span> return_string.strip()</text:p>
      <text:p text:style-name="P14"/>
      <text:p text:style-name="P11"><text:span text:style-name="T2">print</text:span>(even_numbers(<text:span text:style-name="T1">6</text:span>)) <text:span text:style-name="T4"># Should be 2 4 6</text:span></text:p>
      <text:p text:style-name="P11"><text:span text:style-name="T2">print</text:span>(even_numbers(<text:span text:style-name="T1">10</text:span>)) <text:span text:style-name="T4"># Should be 2 4 6 8 10</text:span></text:p>
      <text:p text:style-name="P11"><text:span text:style-name="T2">print</text:span>(even_numbers(<text:span text:style-name="T1">1</text:span>)) <text:span text:style-name="T4"># No numbers displayed</text:span></text:p>
      <text:p text:style-name="P11"><text:span text:style-name="T2">print</text:span>(even_numbers(<text:span text:style-name="T1">3</text:span>)) <text:span text:style-name="T4"># Should be 2</text:span></text:p>
      <text:p text:style-name="P11"><text:span text:style-name="T2">print</text:span>(even_numbers(<text:span text:style-name="T1">0</text:span>)) <text:span text:style-name="T4"># No numbers displayed</text:span></text:p>
      <text:p text:style-name="P15"/>
      <text:h text:style-name="P3" text:outline-level="2">Practice Quiz: Strings</text:h>
      <text:p text:style-name="P32">Total points 5</text:p>
      <text:section text:style-name="Sect1" text:name="wMKvh_HwEemzgg7sqB7M8g-legend">
        <text:h text:style-name="P5" text:outline-level="3">1.</text:h>
        <text:p text:style-name="P31">Question 1</text:p>
        <text:p text:style-name="P31">The is_palindrome function checks if a string is a palindrome. A palindrome is a string that can be equally read from left to right or right to left, omitting blank spaces, and ignoring capitalization. Examples of palindromes are words like kayak and radar, and phrases like "Never Odd or Even". Fill in the blanks in this function to return True if the passed string is a palindrome, False if not.</text:p>
      </text:section>
      <text:p text:style-name="P15"/>
      <text:p text:style-name="P6"><text:span text:style-name="T6">def</text:span> is_palindrome(input_string):</text:p>
      <text:p text:style-name="P7"><text:s text:c="8"/><text:span text:style-name="T51"># We'll create two strings, to compare them</text:span></text:p>
      <text:p text:style-name="P7"><text:s text:c="8"/><text:span text:style-name="T11">new_string </text:span><text:span text:style-name="T12">=</text:span><text:span text:style-name="T11"> ""</text:span></text:p>
      <text:p text:style-name="P7"><text:s text:c="8"/><text:span text:style-name="T11">reverse_string </text:span><text:span text:style-name="T12">=</text:span><text:span text:style-name="T11"> ""</text:span></text:p>
      <text:p text:style-name="P7"><text:s text:c="8"/><text:span text:style-name="T51"># Traverse through each letter of the input string</text:span></text:p>
      <text:p text:style-name="P7"><text:s text:c="8"/><text:span text:style-name="T12">for</text:span><text:span text:style-name="T11"> letter </text:span><text:span text:style-name="T12">in</text:span><text:span text:style-name="T11"> input_string:</text:span></text:p>
      <text:p text:style-name="P7"><text:s text:c="16"/><text:span text:style-name="T51"># Add any non-blank letters to the </text:span></text:p>
      <text:p text:style-name="P7"><text:s text:c="16"/><text:span text:style-name="T51"># end of one string, and to the front</text:span></text:p>
      <text:p text:style-name="P7"><text:s text:c="16"/><text:span text:style-name="T51"># of the other string. </text:span></text:p>
      <text:p text:style-name="P7"><text:s text:c="16"/><text:span text:style-name="T12">if</text:span><text:span text:style-name="T11"> letter </text:span><text:span text:style-name="T12">!=</text:span><text:span text:style-name="T11"> " ":</text:span></text:p>
      <text:p text:style-name="P7"><text:s text:c="24"/><text:span text:style-name="T11">new_string </text:span><text:span text:style-name="T12">+=</text:span><text:span text:style-name="T11"> letter</text:span><text:span text:style-name="T12">.</text:span><text:span text:style-name="T11">lower() </text:span></text:p>
      <text:p text:style-name="P7"><text:s text:c="24"/><text:span text:style-name="T11">reverse_string </text:span><text:span text:style-name="T12">=</text:span><text:span text:style-name="T11"> letter</text:span><text:span text:style-name="T12">.</text:span><text:span text:style-name="T11">lower() </text:span><text:span text:style-name="T12">+</text:span><text:span text:style-name="T11"> reverse_string</text:span></text:p>
      <text:p text:style-name="P7"><text:s text:c="8"/><text:span text:style-name="T51"># Compare the strings</text:span></text:p>
      <text:p text:style-name="P7"><text:s text:c="8"/></text:p>
      <text:p text:style-name="P7"><text:s text:c="8"/><text:span text:style-name="T12">if</text:span><text:span text:style-name="T11"> new_string </text:span><text:span text:style-name="T12">==</text:span><text:span text:style-name="T11"> reverse_string:</text:span></text:p>
      <text:p text:style-name="P7"><text:s text:c="16"/><text:span text:style-name="T12">return</text:span><text:span text:style-name="T11"> </text:span><text:span text:style-name="T12">True</text:span></text:p>
      <text:p text:style-name="P8"><text:s text:c="8"/><text:span text:style-name="T12">return</text:span><text:span text:style-name="T11"> </text:span><text:span text:style-name="T12">False</text:span></text:p>
      <text:p text:style-name="P22"><text:span text:style-name="T2">print</text:span>(is_palindrome(<text:span text:style-name="T3">"Never Odd or Even"</text:span>)) <text:span text:style-name="T4"># Should be True</text:span></text:p>
      <text:p text:style-name="P11"><text:span text:style-name="T2">print</text:span>(is_palindrome(<text:span text:style-name="T3">"abc"</text:span>)) <text:span text:style-name="T4"># Should be False</text:span></text:p>
      <text:p text:style-name="P11"><text:span text:style-name="T2">print</text:span>(is_palindrome(<text:span text:style-name="T3">"kayak"</text:span>)) <text:span text:style-name="T4"># Should be True</text:span></text:p>
      <text:p text:style-name="P9"/>
      <text:p text:style-name="P9"/>
      <text:p text:style-name="P9"/>
      <text:p text:style-name="P23"><text:soft-page-break/><text:line-break/>Question 5</text:p>
      <text:p text:style-name="P31">The replace_ending function replaces the old string in a sentence with the new string, but only if the sentence ends with the old string. If there is more than one occurrence of the old string in the sentence, only the one at the end is replaced, not all of them. For example, replace_ending("abcabc", "abc", "xyz") should return abcxyz, not xyzxyz or xyzabc. The string comparison is case-sensitive, so replace_ending("abcabc", "ABC", "xyz") should return abcabc (no changes made).</text:p>
      <text:p text:style-name="P9"/>
      <text:p text:style-name="P22"><text:span text:style-name="T2">def</text:span> replace_ending(sentence, old, new):</text:p>
      <text:p text:style-name="P15"># Check if the old string is at the end of the sentence </text:p>
      <text:p text:style-name="P11"><text:span text:style-name="T2">if</text:span> old[:] == sentence[-<text:span text:style-name="T2">len</text:span>(old):]:</text:p>
      <text:p text:style-name="P15"># Using i as the slicing index, combine the part</text:p>
      <text:p text:style-name="P15"># of the sentence up to the matched string at the </text:p>
      <text:p text:style-name="P15"># end with the new string</text:p>
      <text:p text:style-name="P11">i = <text:span text:style-name="T2">len</text:span>(old)</text:p>
      <text:p text:style-name="P11">new_sentence = sentence[:-i] + new</text:p>
      <text:p text:style-name="P11"><text:span text:style-name="T2">return</text:span> new_sentence</text:p>
      <text:p text:style-name="P14"/>
      <text:p text:style-name="P15"># Return the original sentence if there is no match </text:p>
      <text:p text:style-name="P11"><text:span text:style-name="T2">return</text:span> sentence</text:p>
      <text:p text:style-name="P11"><text:span text:style-name="T2">print</text:span>(replace_ending(<text:span text:style-name="T3">"It's raining cats and cats"</text:span>, <text:span text:style-name="T3">"cats"</text:span>, <text:span text:style-name="T3">"dogs"</text:span>)) </text:p>
      <text:p text:style-name="P15"># Should display "It's raining cats and dogs"</text:p>
      <text:p text:style-name="P11"><text:span text:style-name="T2">print</text:span>(replace_ending(<text:span text:style-name="T3">"She sells seashells by the seashore"</text:span>, <text:span text:style-name="T3">"seashells"</text:span>, <text:span text:style-name="T3">"donuts"</text:span>)) </text:p>
      <text:p text:style-name="P15"># Should display "She sells seashells by the seashore"</text:p>
      <text:p text:style-name="P11"><text:span text:style-name="T2">print</text:span>(replace_ending(<text:span text:style-name="T3">"The weather is nice in May"</text:span>, <text:span text:style-name="T3">"may"</text:span>, <text:span text:style-name="T3">"april"</text:span>)) </text:p>
      <text:p text:style-name="P15"># Should display "The weather is nice in May"</text:p>
      <text:p text:style-name="P11"><text:span text:style-name="T2">print</text:span>(replace_ending(<text:span text:style-name="T3">"The weather is nice in May"</text:span>, <text:span text:style-name="T3">"May"</text:span>, <text:span text:style-name="T3">"April"</text:span>)) </text:p>
      <text:p text:style-name="P16"><text:span text:style-name="T10"># Should display "The weather is nice in April"</text:span></text:p>
      <text:p text:style-name="P19"/>
      <text:p text:style-name="P19"/>
      <text:p text:style-name="P19">In Python, a dictionary can only hold a single value for a given key. To workaround this, our single value can be a list containing multiple values. Here we have a dictionary called "wardrobe" with items of clothing and their colors. Fill in the blanks to print a line for each item of clothing with each color, for example: "red</text:p>
      <text:p text:style-name="P19"/>
      <text:p text:style-name="P20">wardrobe = {<text:span text:style-name="T3">"shirt"</text:span>:[<text:span text:style-name="T3">"red"</text:span>,<text:span text:style-name="T3">"blue"</text:span>,<text:span text:style-name="T3">"white"</text:span>], <text:span text:style-name="T3">"jeans"</text:span>:[<text:span text:style-name="T3">"blue"</text:span>,<text:span text:style-name="T3">"black"</text:span>]}</text:p>
      <text:p text:style-name="P11"><text:span text:style-name="T2"><text:tab/>for</text:span> cloth <text:span text:style-name="T2">in</text:span> wardrobe:</text:p>
      <text:p text:style-name="P11"><text:span text:style-name="T2"><text:tab/><text:tab/>for</text:span> color <text:span text:style-name="T2">in</text:span> wardrobe[cloth]:</text:p>
      <text:p text:style-name="P11"><text:span text:style-name="T2"><text:tab/><text:tab/><text:tab/>print</text:span>(<text:span text:style-name="T3">"{} {}"</text:span>.<text:span text:style-name="T2">format</text:span>(color, cloth))</text:p>
      <text:p text:style-name="P19"/>
      <text:p text:style-name="P19"/>
      <text:h text:style-name="P4" text:outline-level="2">Module 4 Graded Assessment</text:h>
      <text:p text:style-name="P31">Question 1</text:p>
      <text:p text:style-name="P31">The format_address function separates out parts of the address string into new strings: house_number and street_name, and returns: "house number X on street named Y". The format of the input string is: numeric house number, followed by the street name which may contain numbers, but never by themselves, and could be several words long. For example, "123 Main Street", "1001 1st Ave", or "55 North Center Drive". Fill in the gaps to complete this function.</text:p>
      <text:p text:style-name="P31"/>
      <text:p text:style-name="P11"><text:soft-page-break/><text:span text:style-name="T2">def</text:span> format_address(address_string):</text:p>
      <text:p text:style-name="P15"># Declare variables</text:p>
      <text:p text:style-name="P11">words = address_string.split()</text:p>
      <text:p text:style-name="P11">num = <text:span text:style-name="T3">""</text:span></text:p>
      <text:p text:style-name="P11">nam = <text:span text:style-name="T3">""</text:span></text:p>
      <text:p text:style-name="P15"># Separate the address string into parts</text:p>
      <text:p text:style-name="P14"/>
      <text:p text:style-name="P15"># Traverse through the address parts</text:p>
      <text:p text:style-name="P11"><text:span text:style-name="T2">for</text:span> i,word <text:span text:style-name="T2">in</text:span> <text:span text:style-name="T2">enumerate</text:span>(words):</text:p>
      <text:p text:style-name="P11"><text:span text:style-name="T2">if</text:span> i == <text:span text:style-name="T1">0</text:span>:</text:p>
      <text:p text:style-name="P11">num += word</text:p>
      <text:p text:style-name="P11"><text:span text:style-name="T2">elif</text:span> i != <text:span text:style-name="T2">len</text:span>(words)<text:span text:style-name="T1">-1</text:span>:</text:p>
      <text:p text:style-name="P11">nam += word +<text:span text:style-name="T3">" "</text:span></text:p>
      <text:p text:style-name="P11"><text:span text:style-name="T2">else</text:span>:</text:p>
      <text:p text:style-name="P11">nam += word</text:p>
      <text:p text:style-name="P15"># Determine if the address part is the</text:p>
      <text:p text:style-name="P15"># house number or part of the street name</text:p>
      <text:p text:style-name="P14"/>
      <text:p text:style-name="P15"># Does anything else need to be done </text:p>
      <text:p text:style-name="P15"># before returning the result?</text:p>
      <text:p text:style-name="P15"># Return the formatted string </text:p>
      <text:p text:style-name="P11"><text:span text:style-name="T2">return</text:span> <text:span text:style-name="T3">"house number {} on street named {}"</text:span>.<text:span text:style-name="T2">format</text:span>(num,nam)</text:p>
      <text:p text:style-name="P14"/>
      <text:p text:style-name="P11"><text:span text:style-name="T2">print</text:span>(format_address(<text:span text:style-name="T3">"123 Main Street"</text:span>))</text:p>
      <text:p text:style-name="P15"># Should print: "house number 123 on street named Main Street"</text:p>
      <text:p text:style-name="P14"/>
      <text:p text:style-name="P11"><text:span text:style-name="T2">print</text:span>(format_address(<text:span text:style-name="T3">"1001 1st Ave"</text:span>))</text:p>
      <text:p text:style-name="P15"># Should print: "house number 1001 on street named 1st Ave"</text:p>
      <text:p text:style-name="P14"/>
      <text:p text:style-name="P11"><text:span text:style-name="T2">print</text:span>(format_address(<text:span text:style-name="T3">"55 North Center Drive"</text:span>))</text:p>
      <text:p text:style-name="P14"><text:span text:style-name="T5"># Should print "house number 55 on street named North Center Drive</text:span></text:p>
      <text:p text:style-name="P24"/>
      <text:p text:style-name="P24"/>
      <text:p text:style-name="P24">The highlight_word function changes the given word in a sentence to its upper-case version. For example, highlight_word("Have a nice day", "nice") returns "Have a NICE day". Can you write this function in just one line?</text:p>
      <text:p text:style-name="P15"/>
      <text:p text:style-name="P11"><text:span text:style-name="T2">def</text:span> highlight_word(sentence, word):</text:p>
      <text:p text:style-name="P11">ret = <text:span text:style-name="T3">""</text:span></text:p>
      <text:p text:style-name="P11">l = <text:span text:style-name="T2">len</text:span>(word)</text:p>
      <text:p text:style-name="P11">words = sentence.split()</text:p>
      <text:p text:style-name="P11"><text:span text:style-name="T2">for</text:span> i,w <text:span text:style-name="T2">in</text:span> <text:span text:style-name="T2">enumerate</text:span>(words):</text:p>
      <text:p text:style-name="P11"><text:span text:style-name="T2">if</text:span> w[:l] == word:</text:p>
      <text:p text:style-name="P11">ret += w[:l].upper()+w[l:]</text:p>
      <text:p text:style-name="P11"><text:span text:style-name="T2">else</text:span>:</text:p>
      <text:p text:style-name="P11">ret += w</text:p>
      <text:p text:style-name="P11"><text:span text:style-name="T2">if</text:span> i != <text:span text:style-name="T2">len</text:span>(words)<text:span text:style-name="T1">-1</text:span>:</text:p>
      <text:p text:style-name="P11">ret += <text:span text:style-name="T3">" "</text:span></text:p>
      <text:p text:style-name="P11"><text:span text:style-name="T2">return</text:span> ret</text:p>
      <text:p text:style-name="P11"><text:span text:style-name="T2">print</text:span>(highlight_word(<text:span text:style-name="T3">"Have a nice day"</text:span>, <text:span text:style-name="T3">"nice"</text:span>))</text:p>
      <text:p text:style-name="P11"><text:span text:style-name="T2">print</text:span>(highlight_word(<text:span text:style-name="T3">"Shhh, don't be so loud!"</text:span>, <text:span text:style-name="T3">"loud"</text:span>))</text:p>
      <text:p text:style-name="P11"><text:span text:style-name="T2">print</text:span>(highlight_word(<text:span text:style-name="T3">"Automating with Python is fun"</text:span>, <text:span text:style-name="T3">"fun"</text:span>))</text:p>
      <text:h text:style-name="P1" text:outline-level="1"><text:bookmark text:name="Practice-Notebook:-Reading-and-Writing-Files"/><text:soft-page-break/><text:span text:style-name="T47">Practice Notebook: Reading and Writing Files</text:span><text:a xlink:type="simple" xlink:href="https://vbybsnmw.labs.coursera.org/notebooks/C2M2L1_Reading_And_Writing_Files.ipynb#Practice-Notebook:-Reading-and-Writing-Files" text:style-name="Internet_20_link" text:visited-style-name="Visited_20_Internet_20_Link"><text:span text:style-name="T36">¶</text:span></text:a></text:h>
      <text:p text:style-name="P10"><text:span text:style-name="T45">In this exercise, we will test your knowledge of reading and writing files by playing around with some text files.</text:span><text:span text:style-name="T57"><text:line-break/><text:line-break/></text:span><text:span text:style-name="T45">Let's say we have a text file containing current visitors at a hotel. We'll call it, </text:span><text:span text:style-name="Emphasis"><text:span text:style-name="T55">guests.txt</text:span></text:span><text:span text:style-name="T45">. Run the following code to create the file. The file will automatically populate with each initial guest's first name on its own line.</text:span></text:p>
      <text:p text:style-name="P11"><text:span text:style-name="T41"/></text:p>
      <text:p text:style-name="P12"><text:span text:style-name="T41">guests = open("guests.txt", "w")</text:span></text:p>
      <text:p text:style-name="P12"><text:span text:style-name="T41">initial_guests = ["Bob", "Andrea", "Manuel", "Polly", "Khalid"]</text:span></text:p>
      <text:p text:style-name="P12"><text:span text:style-name="T41"/></text:p>
      <text:p text:style-name="P12"><text:span text:style-name="T41">for i in initial_guests:</text:span></text:p>
      <text:p text:style-name="P12"><text:span text:style-name="T41"><text:s text:c="4"/>guests.write(i + "\n")</text:span></text:p>
      <text:p text:style-name="P12"><text:span text:style-name="T41"><text:s text:c="4"/></text:span></text:p>
      <text:p text:style-name="P12"><text:span text:style-name="T41">guests.close()</text:span></text:p>
      <text:p text:style-name="P11"><text:span text:style-name="T41"/></text:p>
      <text:p text:style-name="P10"><text:span text:style-name="T45">No output is generated for the above code cell. To check the contents of the newly created </text:span><text:span text:style-name="Emphasis"><text:span text:style-name="T49">guests.txt</text:span></text:span><text:span text:style-name="T45"> file, run the following code.</text:span></text:p>
      <text:p text:style-name="P11"><text:span text:style-name="T41"/></text:p>
      <text:p text:style-name="P12"><text:span text:style-name="T41">with open("guests.txt") as guests:</text:span></text:p>
      <text:p text:style-name="P12"><text:span text:style-name="T41"><text:s text:c="4"/>for line in guests:</text:span></text:p>
      <text:p text:style-name="P12"><text:span text:style-name="T41"><text:s text:c="8"/>print(line)</text:span></text:p>
      <text:p text:style-name="P11"><text:span text:style-name="T41"/></text:p>
      <text:p text:style-name="P10"><text:span text:style-name="T45">The output shows that our </text:span><text:span text:style-name="Emphasis"><text:span text:style-name="T49">guests.txt</text:span></text:span><text:span text:style-name="T45"> file is correctly populated with each initial guest's first name on its own line. Cool!<text:line-break/><text:line-break/>Now suppose we want to update our file as guests check in and out. Fill in the missing code in the following cell to add guests to the </text:span><text:span text:style-name="Emphasis"><text:span text:style-name="T49">guests.txt</text:span></text:span><text:span text:style-name="T45"> file as they check in.</text:span></text:p>
      <text:p text:style-name="P11"><text:span text:style-name="T41"/></text:p>
      <text:p text:style-name="P11"><text:span text:style-name="T41"/></text:p>
      <text:p text:style-name="P12"><text:span text:style-name="T41">new_guests = ["Sam", "Danielle", "Jacob"]</text:span></text:p>
      <text:p text:style-name="P12"><text:span text:style-name="T41"/></text:p>
      <text:p text:style-name="P12"><text:span text:style-name="T41">with open("guests.txt","a") as guests:</text:span></text:p>
      <text:p text:style-name="P12"><text:span text:style-name="T41"><text:s text:c="4"/>for i in new_guests:</text:span></text:p>
      <text:p text:style-name="P12"><text:span text:style-name="T41"><text:s text:c="8"/>guests.write(i + "\n")</text:span></text:p>
      <text:p text:style-name="P12"><text:span text:style-name="T41"/></text:p>
      <text:p text:style-name="P12"><text:span text:style-name="T41">guests.close()</text:span></text:p>
      <text:p text:style-name="P11"><text:span text:style-name="T41"/></text:p>
      <text:p text:style-name="P11"><text:span text:style-name="T41"/></text:p>
      <text:p text:style-name="P10"><text:span text:style-name="T45">To check whether your code correctly added the new guests to the </text:span><text:span text:style-name="Emphasis"><text:span text:style-name="T49">guests.txt</text:span></text:span><text:span text:style-name="T45"> file, run the following cell.</text:span></text:p>
      <text:p text:style-name="P11"><text:span text:style-name="T41"/></text:p>
      <text:p text:style-name="P12"><text:span text:style-name="T41">with open("guests.txt") as guests:</text:span></text:p>
      <text:p text:style-name="P12"><text:span text:style-name="T41"><text:s text:c="4"/>for line in guests:</text:span></text:p>
      <text:p text:style-name="P12"><text:span text:style-name="T41"><text:s text:c="8"/>print(line)</text:span></text:p>
      <text:p text:style-name="P11"><text:span text:style-name="T41"/></text:p>
      <text:p text:style-name="P11"><text:span text:style-name="T41"/></text:p>
      <text:p text:style-name="P10"><text:span text:style-name="T45">The current names in the </text:span><text:span text:style-name="Emphasis"><text:span text:style-name="T49">guests.txt</text:span></text:span><text:span text:style-name="T45"> file should be: Bob, Andrea, Manuel, Polly, Khalid, Sam, Danielle and Jacob.</text:span></text:p>
      <text:p text:style-name="P11"><text:span text:style-name="T41"/></text:p>
      <text:p text:style-name="P30">Now let's remove the guests that have checked out already. There are several ways to do this, however, the method we will choose for this exercise is outlined as follows:</text:p>
      <text:list xml:id="list2318519165" text:style-name="L1">
        <text:list-item>
          <text:p text:style-name="P33">Open the file in "read" mode.</text:p>
        </text:list-item>
        <text:list-item>
          <text:p text:style-name="P33"><text:soft-page-break/>Iterate over each line in the file and put each guest's name into a Python list.</text:p>
        </text:list-item>
        <text:list-item>
          <text:p text:style-name="P33">Open the file once again in "write" mode.</text:p>
        </text:list-item>
        <text:list-item>
          <text:p text:style-name="P33">Add each guest's name in the Python list to the file one by one.</text:p>
        </text:list-item>
      </text:list>
      <text:p text:style-name="P28"><text:line-break/><text:span text:style-name="T26">Ready? Fill in the missing code in the following cell to remove the guests that have checked out already.</text:span></text:p>
      <text:p text:style-name="P28"><text:span text:style-name="T27"/></text:p>
      <text:p text:style-name="P29"><text:span text:style-name="T28">checked_out=["Andrea", "Manuel", "Khalid"]</text:span></text:p>
      <text:p text:style-name="P29"><text:span text:style-name="T28">temp_list=[]</text:span></text:p>
      <text:p text:style-name="P29"><text:span text:style-name="T28"/></text:p>
      <text:p text:style-name="P29"><text:span text:style-name="T28">with open("guests.txt") as guests:</text:span></text:p>
      <text:p text:style-name="P29"><text:span text:style-name="T28"><text:s text:c="4"/>for g in guests:</text:span></text:p>
      <text:p text:style-name="P29"><text:span text:style-name="T28"><text:s text:c="8"/>temp_list.append(g.strip())</text:span></text:p>
      <text:p text:style-name="P29"><text:span text:style-name="T28"/></text:p>
      <text:p text:style-name="P29"><text:span text:style-name="T28">with open("guests.txt","w") as guests:</text:span></text:p>
      <text:p text:style-name="P29"><text:span text:style-name="T28"><text:s text:c="4"/>for name in temp_list:</text:span></text:p>
      <text:p text:style-name="P29"><text:span text:style-name="T28"><text:s text:c="8"/>if name not in checked_out:</text:span></text:p>
      <text:p text:style-name="P29"><text:span text:style-name="T28"><text:s text:c="12"/>guests.write(name + "\n")</text:span></text:p>
      <text:p text:style-name="P28"><text:span text:style-name="T27"/></text:p>
      <text:p text:style-name="P27"><text:span text:style-name="T21">To check whether your code correctly removed the checked out guests from the </text:span><text:span text:style-name="Emphasis"><text:span text:style-name="T23">guests.txt</text:span></text:span><text:span text:style-name="T21"> file, run the following cell.</text:span></text:p>
      <text:p text:style-name="P28"><text:span text:style-name="T27"/></text:p>
      <text:p text:style-name="P29"><text:span text:style-name="T28">with open("guests.txt") as guests:</text:span></text:p>
      <text:p text:style-name="P29"><text:span text:style-name="T28"><text:s text:c="4"/>for line in guests:</text:span></text:p>
      <text:p text:style-name="P29"><text:span text:style-name="T28"><text:s text:c="8"/>print(line)</text:span></text:p>
      <text:p text:style-name="P28"><text:span text:style-name="T27"/></text:p>
      <text:p text:style-name="P27"><text:span text:style-name="T21">The current names in the </text:span><text:span text:style-name="Emphasis"><text:span text:style-name="T23">guests.txt</text:span></text:span><text:span text:style-name="T21"> file should be: Bob, Polly, Sam, Danielle and Jacob.</text:span></text:p>
      <text:p text:style-name="P28"><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oft-page-break/><text:span text:style-name="T52">Now let's check whether Bob and Andrea are still checked in. How could we do this? We'll just read through each line in the file to see if their name is in there. Run the following code to check whether Bob and Andrea are still checked in.</text:span></text:p>
      <text:p text:style-name="P25"><text:span text:style-name="T27"/></text:p>
      <text:p text:style-name="P26"><text:span text:style-name="T52">guests_to_check = ['Bob', 'Andrea']</text:span></text:p>
      <text:p text:style-name="P26"><text:span text:style-name="T52">checked_in = []</text:span></text:p>
      <text:p text:style-name="P26"><text:span text:style-name="T52"/></text:p>
      <text:p text:style-name="P26"><text:span text:style-name="T52">with open("guests.txt","r") as guests:</text:span></text:p>
      <text:p text:style-name="P26"><text:span text:style-name="T52"><text:s text:c="4"/>for g in guests:</text:span></text:p>
      <text:p text:style-name="P26"><text:span text:style-name="T52"><text:s text:c="8"/>checked_in.append(g.strip())</text:span></text:p>
      <text:p text:style-name="P26"><text:span text:style-name="T52"><text:s text:c="4"/>for check in guests_to_check:</text:span></text:p>
      <text:p text:style-name="P26"><text:span text:style-name="T52"><text:s text:c="8"/>if check in checked_in:</text:span></text:p>
      <text:p text:style-name="P26"><text:span text:style-name="T52"><text:s text:c="12"/>print("{} is checked in".format(check))</text:span></text:p>
      <text:p text:style-name="P26"><text:span text:style-name="T52"><text:s text:c="8"/>else:</text:span></text:p>
      <text:p text:style-name="P26"><text:span text:style-name="T52"><text:s text:c="12"/>print("{} is not checked in".format(check))</text:span></text:p>
      <text:p text:style-name="P25"><text:span text:style-name="T52"/></text:p>
      <text:p text:style-name="P25"><text:span text:style-name="T52">We can see that Bob is checked in while Andrea is not. Nice work! You've learned the basics of reading and writing files in Python!</text:span></text:p>
      <text:p text:style-name="P11"/>
      <text:p text:style-name="P15"/>
      <text:p text:style-name="P15"/>
      <text:p text:style-name="P31"/>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OpenSans" svg:font-family="Open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KacstArt" svg:font-family="KacstArt" style:font-pitch="variable"/>
    <style:font-face style:name="Manjari Thin" svg:font-family="'Manjari Thin'" style:font-pitch="variable"/>
    <style:font-face style:name="MathJax_WinChrome" svg:font-family="MathJax_WinChr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4:56:20.126136888</meta:creation-date>
    <dc:date>2022-02-11T11:05:49.160310012</dc:date>
    <meta:editing-duration>PT5H35M47S</meta:editing-duration>
    <meta:editing-cycles>6</meta:editing-cycles>
    <meta:generator>LibreOffice/6.4.7.2$Linux_X86_64 LibreOffice_project/40$Build-2</meta:generator>
    <meta:document-statistic meta:table-count="0" meta:image-count="0" meta:object-count="0" meta:page-count="8" meta:paragraph-count="227" meta:word-count="1735" meta:character-count="10896" meta:non-whitespace-character-count="9015"/>
  </office:meta>
</office:document-meta>
</file>